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2.335cm" fo:min-width="1.94cm" draw:shadow-offset-x="0.203cm" draw:shadow-offset-y="0.203cm"/>
    </style:style>
    <style:style style:name="gr2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 fo:min-height="0.132cm" fo:min-width="2.64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108cm" fo:min-width="5.871cm"/>
    </style:style>
    <style:style style:name="gr4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 fo:min-height="0.512cm" fo:min-width="3.091cm"/>
    </style:style>
    <style:style style:name="gr5" style:family="graphic" style:parent-style-name="standard">
      <style:graphic-properties draw:fill="solid" draw:fill-color="#ffff00" draw:fill-hatch-solid="false" draw:textarea-horizontal-align="justify" draw:textarea-vertical-align="middle" draw:auto-grow-height="false" fo:min-height="1.004cm" fo:min-width="1.94cm" draw:shadow-offset-x="0.203cm" draw:shadow-offset-y="0.203cm"/>
    </style:style>
    <style:style style:name="gr6" style:family="graphic" style:parent-style-name="standard">
      <style:graphic-properties draw:fill="solid" draw:fill-color="#ffff00" draw:fill-hatch-solid="false" draw:textarea-horizontal-align="justify" draw:textarea-vertical-align="middle" draw:auto-grow-height="false" fo:min-height="1.071cm" fo:min-width="1.938cm" draw:shadow-offset-x="0.203cm" draw:shadow-offset-y="0.203cm"/>
    </style:style>
    <style:style style:name="gr7" style:family="graphic" style:parent-style-name="standard">
      <style:graphic-properties draw:fill="solid" draw:fill-color="#ff0000" draw:fill-hatch-solid="false" draw:textarea-horizontal-align="justify" draw:textarea-vertical-align="middle" draw:auto-grow-height="false" fo:min-height="1.071cm" fo:min-width="1.938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10" style:family="graphic" style:parent-style-name="standard">
      <style:graphic-properties svg:stroke-color="#000000" draw:marker-start="Arrow" draw:textarea-vertical-align="middle"/>
    </style:style>
    <style:style style:name="gr11" style:family="graphic" style:parent-style-name="objectwithoutfill">
      <style:graphic-properties svg:stroke-width="0.025cm" svg:stroke-color="#000000" draw:marker-start-width="0.229cm" draw:marker-end-width="0.229cm" draw:fill="solid" draw:textarea-vertical-align="middle" fo:padding-top="0.138cm" fo:padding-bottom="0.138cm" fo:padding-left="0.263cm" fo:padding-right="0.263cm"/>
    </style:style>
    <style:style style:name="gr12" style:family="graphic" style:parent-style-name="standard">
      <style:graphic-properties draw:stroke="dash" draw:stroke-dash="Ultrafine_20_Dotted_20__28_var_29_" svg:stroke-color="#000000" draw:fill="solid" draw:fill-color="#729fcf" draw:opacity="5%" draw:textarea-horizontal-align="justify" draw:textarea-vertical-align="middle" draw:auto-grow-height="false" fo:min-height="4.276cm" fo:min-width="15.629cm" draw:shadow-opacity="5%"/>
    </style:style>
    <style:style style:name="P1" style:family="paragraph">
      <loext:graphic-properties draw:fill="hatch" draw:fill-hatch-name="Hatching_20_2" draw:fill-hatch-solid="fals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00" draw:fill-hatch-solid="false"/>
      <style:paragraph-properties fo:text-align="center"/>
    </style:style>
    <style:style style:name="P5" style:family="paragraph">
      <loext:graphic-properties draw:fill="solid" draw:fill-color="#ff0000" draw:fill-hatch-solid="false"/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729fcf" draw:opacity="5%"/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color="#0000ff" fo:font-size="12pt" style:font-size-asian="12pt" style:font-size-complex="12pt"/>
    </style:style>
    <style:style style:name="P14" style:family="paragraph">
      <loext:graphic-properties draw:fill="none" draw:fill-color="#ffffff"/>
      <style:text-properties fo:color="#0000ff" fo:font-size="12pt" style:font-size-asian="12pt" style:font-size-complex="12pt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4cm" svg:height="2.585cm" svg:x="9.899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91cm" svg:height="0.762cm" svg:x="5.983cm" svg:y="7.3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44cm" svg:height="2.585cm" svg:x="9.899cm" svg:y="9.9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009cm" svg:height="8.99cm" svg:x="6.561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91cm" svg:height="0.762cm" svg:x="5.981cm" svg:y="11.424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591cm" svg:height="0.762cm" svg:x="12.779cm" svg:y="10.22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3.591cm" svg:height="0.762cm" svg:x="12.781cm" svg:y="6.226cm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xml:id="id1" draw:id="id1" draw:layer="layout" svg:width="2.44cm" svg:height="1.254cm" svg:x="9.899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2.44cm" svg:height="1.254cm" svg:x="9.899cm" svg:y="9.9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38cm" svg:height="1.321cm" svg:x="9.899cm" svg:y="7.0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2.438cm" svg:height="1.321cm" svg:x="9.899cm" svg:y="7.0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2.438cm" svg:height="1.321cm" svg:x="9.899cm" svg:y="11.19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165cm" svg:height="0.839cm" svg:x="2.767cm" svg:y="7.253cm">
          <draw:text-box>
            <text:p text:style-name="P6">oob_write()</text:p>
          </draw:text-box>
        </draw:frame>
        <draw:frame draw:style-name="gr8" draw:text-style-name="P7" draw:layer="layout" svg:width="1.924cm" svg:height="0.839cm" svg:x="16.568cm" svg:y="6.154cm">
          <draw:text-box>
            <text:p text:style-name="P6">read()</text:p>
          </draw:text-box>
        </draw:frame>
        <draw:frame draw:style-name="gr8" draw:text-style-name="P7" draw:layer="layout" svg:width="3.11cm" svg:height="0.839cm" svg:x="2.768cm" svg:y="11.354cm">
          <draw:text-box>
            <text:p text:style-name="P6">oob_read()</text:p>
          </draw:text-box>
        </draw:frame>
        <draw:frame draw:style-name="gr8" draw:text-style-name="P7" draw:layer="layout" svg:width="1.979cm" svg:height="0.839cm" svg:x="16.568cm" svg:y="10.155cm">
          <draw:text-box>
            <text:p text:style-name="P6">write()</text:p>
          </draw:text-box>
        </draw:frame>
        <draw:frame draw:style-name="gr9" draw:text-style-name="P9" draw:layer="layout" svg:width="4.002cm" svg:height="0.986cm" svg:x="9.043cm" svg:y="3.401cm">
          <draw:text-box>
            <text:p text:style-name="P8">Cross-buffer</text:p>
          </draw:text-box>
        </draw:frame>
        <draw:connector draw:style-name="gr10" draw:text-style-name="P10" draw:layer="layout" svg:x1="11.119cm" svg:y1="5.842cm" svg:x2="11.118cm" svg:y2="8.415cm" draw:start-shape="id1" draw:start-glue-point="0" draw:end-shape="id2" draw:end-glue-point="2" svg:d="M11119 5842v-501h-1721v3574h1720v-500" svg:viewBox="0 0 1722 3575">
          <text:p/>
        </draw:connector>
        <draw:connector draw:style-name="gr10" draw:text-style-name="P10" draw:layer="layout" svg:x1="11.119cm" svg:y1="9.946cm" svg:x2="11.118cm" svg:y2="12.515cm" draw:start-shape="id3" draw:start-glue-point="0" draw:end-shape="id4" draw:end-glue-point="2" svg:d="M11119 9946v-501h-1721v3570h1720v-500" svg:viewBox="0 0 1722 3571">
          <text:p/>
        </draw:connector>
        <draw:line draw:style-name="gr11" draw:text-style-name="P11" draw:layer="layout" svg:x1="11.166cm" svg:y1="4.378cm" svg:x2="11.166cm" svg:y2="4.759cm">
          <text:p/>
        </draw:line>
        <draw:custom-shape draw:style-name="gr12" draw:text-style-name="P12" draw:layer="layout" svg:width="16.129cm" svg:height="4.526cm" svg:x="2.681cm" svg:y="4.6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6.129cm" svg:height="4.526cm" svg:x="2.681cm" svg:y="9.298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2.454cm" svg:height="0.725cm" draw:transform="rotate (-1.5707963267949) translate (19.769cm 5.71cm)">
          <draw:text-box>
            <text:p text:style-name="P13"><text:span text:style-name="T1">INBOUND</text:span></text:p>
          </draw:text-box>
        </draw:frame>
        <draw:frame draw:style-name="gr8" draw:text-style-name="P14" draw:layer="layout" svg:width="2.923cm" svg:height="0.725cm" draw:transform="rotate (1.5707963267949) translate (1.73cm 13.021cm)">
          <draw:text-box>
            <text:p text:style-name="P13"><text:span text:style-name="T1">OUT</text:span><text:span text:style-name="T1">BOU</text:span><text:span text:style-name="T1">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Blue_20_Triple_20_90_20_Degrees" draw:display-name="Blue Triple 90 Degrees" draw:style="triple" draw:color="#0000ff" draw:distance="0.102cm" draw:rotation="900"/>
    <draw:hatch draw:name="Hatching_20_1" draw:display-name="Hatching 1" draw:style="single" draw:color="#000000" draw:distance="0.508cm" draw:rotation="0"/>
    <draw:hatch draw:name="Hatching_20_2" draw:display-name="Hatching 2" draw:style="single" draw:color="#000000" draw:distance="0.127cm" draw:rotation="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11-14T13:36:23.452545152</meta:creation-date>
    <dc:date>2019-11-14T17:22:05.505725325</dc:date>
    <dc:creator>Philippe GERUM</dc:creator>
    <meta:editing-duration>PT3H45M34S</meta:editing-duration>
    <meta:editing-cycles>19</meta:editing-cycles>
    <meta:generator>LibreOffice/6.2.8.2$Linux_X86_64 LibreOffice_project/20$Build-2</meta:generator>
    <meta:document-statistic meta:object-count="24"/>
  </office:meta>
</office:document-meta>
</file>